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291in"/>
      <style:text-properties fo:color="#545454" style:font-name="Consolas" fo:font-size="10.5pt" fo:font-weight="normal" fo:background-color="#fffffe"/>
    </style:style>
    <style:style style:name="P2" style:family="paragraph" style:parent-style-name="Standard">
      <style:paragraph-properties style:line-height-at-least="0.2291in"/>
      <style:text-properties fo:color="#545454" style:font-name="Consolas" fo:font-size="10.5pt" fo:font-weight="normal" officeooo:rsid="0000b343" officeooo:paragraph-rsid="0000b343" fo:background-color="#fffffe"/>
    </style:style>
    <style:style style:name="P3" style:family="paragraph" style:parent-style-name="Standard">
      <style:text-properties fo:color="#545454" style:font-name="Consolas" fo:font-size="10.5pt" fo:font-weight="normal" officeooo:rsid="0000b343" officeooo:paragraph-rsid="0000b343" fo:background-color="#fffffe"/>
    </style:style>
    <style:style style:name="P4" style:family="paragraph" style:parent-style-name="Standard">
      <style:paragraph-properties style:line-height-at-least="0.2291in"/>
      <style:text-properties fo:color="#545454" fo:background-color="#fffffe"/>
    </style:style>
    <style:style style:name="P5" style:family="paragraph" style:parent-style-name="Standard">
      <style:paragraph-properties style:line-height-at-least="0.2291in"/>
    </style:style>
    <style:style style:name="P6" style:family="paragraph" style:parent-style-name="Standard">
      <style:text-properties officeooo:rsid="0000b343" officeooo:paragraph-rsid="0000b343"/>
    </style:style>
    <style:style style:name="P7" style:family="paragraph" style:parent-style-name="Standard">
      <style:paragraph-properties fo:margin-top="0in" fo:margin-bottom="0.1965in" loext:contextual-spacing="false" style:line-height-at-least="0.2291in"/>
    </style:style>
    <style:style style:name="T1" style:family="text">
      <style:text-properties fo:color="#8855b8"/>
    </style:style>
    <style:style style:name="T2" style:family="text">
      <style:text-properties fo:color="#8855b8" style:font-name="Consolas" fo:font-size="10.5pt" fo:font-weight="normal"/>
    </style:style>
    <style:style style:name="T3" style:family="text">
      <style:text-properties fo:color="#5ca154"/>
    </style:style>
    <style:style style:name="T4" style:family="text">
      <style:text-properties fo:color="#5ca154" style:font-name="Consolas" fo:font-size="10.5pt" fo:font-weight="normal"/>
    </style:style>
    <style:style style:name="T5" style:family="text">
      <style:text-properties fo:color="#3182bd"/>
    </style:style>
    <style:style style:name="T6" style:family="text">
      <style:text-properties fo:color="#3182bd" style:font-name="Consolas" fo:font-size="10.5pt" fo:font-weight="normal"/>
    </style:style>
    <style:style style:name="T7" style:family="text">
      <style:text-properties fo:color="#cc9e00"/>
    </style:style>
    <style:style style:name="T8" style:family="text">
      <style:text-properties fo:color="#cc9e00" style:font-name="Consolas" fo:font-size="10.5pt" fo:font-weight="normal"/>
    </style:style>
    <style:style style:name="T9" style:family="text">
      <style:text-properties fo:color="#4295ae"/>
    </style:style>
    <style:style style:name="T10" style:family="text">
      <style:text-properties fo:color="#4295ae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f5871f" style:font-name="Consolas" fo:font-size="10.5pt" fo:font-weight="normal"/>
    </style:style>
    <style:style style:name="T13" style:family="text">
      <style:text-properties fo:color="#8e908c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ild class Imp with overridden operators (member functions, not friend):</text:p>
      <text:p text:style-name="P1">#<text:span text:style-name="T1">include</text:span> <text:span text:style-name="T3">&lt;iostream&gt;</text:span></text:p>
      <text:p text:style-name="P1">#<text:span text:style-name="T1">include</text:span> <text:span text:style-name="T3">&lt;cassert&gt;</text:span></text:p>
      <text:p text:style-name="P4"> </text:p>
      <text:p text:style-name="P1">#<text:span text:style-name="T1">include</text:span> <text:span text:style-name="T3">"boxType.h"</text:span></text:p>
      <text:p text:style-name="P4"> </text:p>
      <text:p text:style-name="P1"><text:span text:style-name="T1">using</text:span> <text:span text:style-name="T5">namespace</text:span> std;  </text:p>
      <text:p text:style-name="P5"/>
      <text:p text:style-name="P1"><text:span text:style-name="T5">void</text:span> <text:span text:style-name="T7">boxType::setDimension</text:span>(<text:span text:style-name="T5">double</text:span> l<text:span text:style-name="T9">,</text:span> <text:span text:style-name="T5">double</text:span> w<text:span text:style-name="T9">,</text:span> <text:span text:style-name="T5">double</text:span> h)</text:p>
      <text:p text:style-name="P1">{</text:p>
      <text:p text:style-name="P4">    <text:span text:style-name="T2">if</text:span><text:span text:style-name="T11"> (l </text:span><text:span text:style-name="T10">&gt;=</text:span><text:span text:style-name="T11"> </text:span><text:span text:style-name="T12">0</text:span><text:span text:style-name="T11">)</text:span></text:p>
      <text:p text:style-name="P4">        <text:span text:style-name="T11">length </text:span><text:span text:style-name="T10">=</text:span><text:span text:style-name="T11"> l;</text:span></text:p>
      <text:p text:style-name="P4">    <text:span text:style-name="T2">else</text:span></text:p>
      <text:p text:style-name="P4">        <text:span text:style-name="T11">length </text:span><text:span text:style-name="T10">=</text:span><text:span text:style-name="T11"> </text:span><text:span text:style-name="T12">0</text:span><text:span text:style-name="T11">;</text:span></text:p>
      <text:p text:style-name="P5"/>
      <text:p text:style-name="P4">    <text:span text:style-name="T2">if</text:span><text:span text:style-name="T11"> (w </text:span><text:span text:style-name="T10">&gt;=</text:span><text:span text:style-name="T11"> </text:span><text:span text:style-name="T12">0</text:span><text:span text:style-name="T11">)</text:span></text:p>
      <text:p text:style-name="P4">        <text:span text:style-name="T11">width </text:span><text:span text:style-name="T10">=</text:span><text:span text:style-name="T11"> w;</text:span></text:p>
      <text:p text:style-name="P4">    <text:span text:style-name="T2">else</text:span></text:p>
      <text:p text:style-name="P4">        <text:span text:style-name="T11">width </text:span><text:span text:style-name="T10">=</text:span><text:span text:style-name="T11"> </text:span><text:span text:style-name="T12">0</text:span><text:span text:style-name="T11">;</text:span></text:p>
      <text:p text:style-name="P4">    <text:span text:style-name="T2">if</text:span><text:span text:style-name="T11">(h</text:span><text:span text:style-name="T10">&gt;=</text:span><text:span text:style-name="T12">0</text:span><text:span text:style-name="T11">)</text:span></text:p>
      <text:p text:style-name="P4">      <text:span text:style-name="T11">height </text:span><text:span text:style-name="T10">=</text:span><text:span text:style-name="T11"> h;</text:span></text:p>
      <text:p text:style-name="P4">    <text:span text:style-name="T2">else</text:span><text:span text:style-name="T11">  </text:span></text:p>
      <text:p text:style-name="P4">      <text:span text:style-name="T11">height </text:span><text:span text:style-name="T10">=</text:span><text:span text:style-name="T11"> </text:span><text:span text:style-name="T12">0</text:span><text:span text:style-name="T11">;</text:span></text:p>
      <text:p text:style-name="P1">}</text:p>
      <text:p text:style-name="P5"/>
      <text:p text:style-name="P1"><text:span text:style-name="T5">double</text:span> <text:span text:style-name="T7">boxType::getHeight</text:span>() <text:span text:style-name="T1">const</text:span>{</text:p>
      <text:p text:style-name="P4">  <text:span text:style-name="T2">return</text:span><text:span text:style-name="T11"> height;</text:span></text:p>
      <text:p text:style-name="P1">}</text:p>
      <text:p text:style-name="P5"/>
      <text:p text:style-name="P1"><text:span text:style-name="T5">double</text:span> <text:span text:style-name="T7">boxType::volume</text:span>() <text:span text:style-name="T1">const</text:span>{</text:p>
      <text:p text:style-name="P4">  <text:span text:style-name="T6">double</text:span><text:span text:style-name="T11"> volume;</text:span></text:p>
      <text:p text:style-name="P4">  <text:span text:style-name="T11">volume </text:span><text:span text:style-name="T10">=</text:span><text:span text:style-name="T11"> length </text:span><text:span text:style-name="T10">*</text:span><text:span text:style-name="T11"> width </text:span><text:span text:style-name="T10">*</text:span><text:span text:style-name="T11"> height;</text:span></text:p>
      <text:p text:style-name="P4">  <text:span text:style-name="T2">return</text:span><text:span text:style-name="T11"> volume;</text:span></text:p>
      <text:p text:style-name="P1">}</text:p>
      <text:p text:style-name="P5"/>
      <text:p text:style-name="P1"><text:span text:style-name="T7">boxType::boxType</text:span>(<text:span text:style-name="T5">double</text:span> l<text:span text:style-name="T9">,</text:span> <text:span text:style-name="T5">double</text:span> w<text:span text:style-name="T9">,</text:span> <text:span text:style-name="T5">double</text:span> h){</text:p>
      <text:p text:style-name="P4">  <text:span text:style-name="T11">length </text:span><text:span text:style-name="T10">=</text:span><text:span text:style-name="T11"> l;</text:span></text:p>
      <text:p text:style-name="P4">  <text:span text:style-name="T11">width </text:span><text:span text:style-name="T10">=</text:span><text:span text:style-name="T11"> w;</text:span></text:p>
      <text:p text:style-name="P4">  <text:span text:style-name="T11">height </text:span><text:span text:style-name="T10">=</text:span><text:span text:style-name="T11"> h;</text:span></text:p>
      <text:p text:style-name="P1">}</text:p>
      <text:p text:style-name="P5"/>
      <text:p text:style-name="P1"><text:soft-page-break/><text:span text:style-name="T7">boxType::boxType</text:span>(){</text:p>
      <text:p text:style-name="P4">  <text:span text:style-name="T11">length </text:span><text:span text:style-name="T10">=</text:span><text:span text:style-name="T11"> </text:span><text:span text:style-name="T12">0</text:span><text:span text:style-name="T11">;</text:span></text:p>
      <text:p text:style-name="P4">  <text:span text:style-name="T11">width </text:span><text:span text:style-name="T10">=</text:span><text:span text:style-name="T11"> </text:span><text:span text:style-name="T12">0</text:span><text:span text:style-name="T11">;</text:span></text:p>
      <text:p text:style-name="P4">  <text:span text:style-name="T11">height </text:span><text:span text:style-name="T10">=</text:span><text:span text:style-name="T11"> </text:span><text:span text:style-name="T12">0</text:span><text:span text:style-name="T11">;</text:span></text:p>
      <text:p text:style-name="P1">}</text:p>
      <text:p text:style-name="P5"/>
      <text:p text:style-name="P1">boxType boxType<text:span text:style-name="T9">::</text:span><text:span text:style-name="T1">operator</text:span><text:span text:style-name="T9">+</text:span>(<text:span text:style-name="T1">const</text:span> boxType<text:span text:style-name="T9">&amp;</text:span> rectangle) <text:span text:style-name="T1">const</text:span>{</text:p>
      <text:p text:style-name="P4">  <text:span text:style-name="T11">boxType tempRect;</text:span></text:p>
      <text:p text:style-name="P4">  <text:span text:style-name="T11">tempRect</text:span><text:span text:style-name="T10">.</text:span><text:span text:style-name="T11">length </text:span><text:span text:style-name="T10">=</text:span><text:span text:style-name="T11"> length </text:span><text:span text:style-name="T10">+</text:span><text:span text:style-name="T11"> rectangle</text:span><text:span text:style-name="T10">.</text:span><text:span text:style-name="T11">length;</text:span></text:p>
      <text:p text:style-name="P4">  <text:span text:style-name="T11">tempRect</text:span><text:span text:style-name="T10">.</text:span><text:span text:style-name="T11">width </text:span><text:span text:style-name="T10">=</text:span><text:span text:style-name="T11"> width </text:span><text:span text:style-name="T10">+</text:span><text:span text:style-name="T11"> rectangle</text:span><text:span text:style-name="T10">.</text:span><text:span text:style-name="T11">width;</text:span></text:p>
      <text:p text:style-name="P4">  <text:span text:style-name="T11">tempRect</text:span><text:span text:style-name="T10">.</text:span><text:span text:style-name="T11">height </text:span><text:span text:style-name="T10">=</text:span><text:span text:style-name="T11"> height </text:span><text:span text:style-name="T10">+</text:span><text:span text:style-name="T11"> rectangle</text:span><text:span text:style-name="T10">.</text:span><text:span text:style-name="T11">height;</text:span></text:p>
      <text:p text:style-name="P4">  <text:span text:style-name="T2">return</text:span><text:span text:style-name="T11"> tempRect;</text:span></text:p>
      <text:p text:style-name="P1">}</text:p>
      <text:p text:style-name="P1">boxType boxType<text:span text:style-name="T9">::</text:span><text:span text:style-name="T1">operator</text:span><text:span text:style-name="T9">-</text:span>(<text:span text:style-name="T1">const</text:span> boxType<text:span text:style-name="T9">&amp;</text:span> rectangle) <text:span text:style-name="T1">const</text:span>{</text:p>
      <text:p text:style-name="P4">  <text:span text:style-name="T11">boxType tempRect;</text:span></text:p>
      <text:p text:style-name="P4">  <text:span text:style-name="T8">assert</text:span><text:span text:style-name="T11">(length</text:span><text:span text:style-name="T10">&gt;=</text:span><text:span text:style-name="T11"> rectangle</text:span><text:span text:style-name="T10">.</text:span><text:span text:style-name="T11">length </text:span><text:span text:style-name="T10">&amp;&amp;</text:span><text:span text:style-name="T11"> width </text:span><text:span text:style-name="T10">&gt;=</text:span><text:span text:style-name="T11"> rectangle</text:span><text:span text:style-name="T10">.</text:span><text:span text:style-name="T11">width </text:span><text:span text:style-name="T10">&amp;&amp;</text:span><text:span text:style-name="T11"> height </text:span><text:span text:style-name="T10">&gt;=</text:span><text:span text:style-name="T11"> rectangle</text:span><text:span text:style-name="T10">.</text:span><text:span text:style-name="T11">height);</text:span></text:p>
      <text:p text:style-name="P4">  <text:span text:style-name="T11">tempRect</text:span><text:span text:style-name="T10">.</text:span><text:span text:style-name="T11">length </text:span><text:span text:style-name="T10">=</text:span><text:span text:style-name="T11"> length </text:span><text:span text:style-name="T10">-</text:span><text:span text:style-name="T11"> rectangle</text:span><text:span text:style-name="T10">.</text:span><text:span text:style-name="T11">length;</text:span></text:p>
      <text:p text:style-name="P4">  <text:span text:style-name="T11">tempRect</text:span><text:span text:style-name="T10">.</text:span><text:span text:style-name="T11">width </text:span><text:span text:style-name="T10">=</text:span><text:span text:style-name="T11"> width </text:span><text:span text:style-name="T10">-</text:span><text:span text:style-name="T11"> rectangle</text:span><text:span text:style-name="T10">.</text:span><text:span text:style-name="T11">width;</text:span></text:p>
      <text:p text:style-name="P4">  <text:span text:style-name="T11">tempRect</text:span><text:span text:style-name="T10">.</text:span><text:span text:style-name="T11">height </text:span><text:span text:style-name="T10">=</text:span><text:span text:style-name="T11"> height </text:span><text:span text:style-name="T10">-</text:span><text:span text:style-name="T11"> rectangle</text:span><text:span text:style-name="T10">.</text:span><text:span text:style-name="T11">height;</text:span></text:p>
      <text:p text:style-name="P4">  <text:span text:style-name="T2">return</text:span><text:span text:style-name="T11"> tempRect;</text:span></text:p>
      <text:p text:style-name="P1">}</text:p>
      <text:p text:style-name="P1">boxType boxType<text:span text:style-name="T9">::</text:span><text:span text:style-name="T1">operator</text:span><text:span text:style-name="T9">*</text:span>(<text:span text:style-name="T1">const</text:span> boxType<text:span text:style-name="T9">&amp;</text:span> rectangle) <text:span text:style-name="T1">const</text:span>{</text:p>
      <text:p text:style-name="P4">  <text:span text:style-name="T11">boxType tempRect;</text:span></text:p>
      <text:p text:style-name="P4">  <text:span text:style-name="T11">tempRect</text:span><text:span text:style-name="T10">.</text:span><text:span text:style-name="T11">length </text:span><text:span text:style-name="T10">=</text:span><text:span text:style-name="T11"> length </text:span><text:span text:style-name="T10">*</text:span><text:span text:style-name="T11"> rectangle</text:span><text:span text:style-name="T10">.</text:span><text:span text:style-name="T11">length;</text:span></text:p>
      <text:p text:style-name="P4">  <text:span text:style-name="T11">tempRect</text:span><text:span text:style-name="T10">.</text:span><text:span text:style-name="T11">width </text:span><text:span text:style-name="T10">=</text:span><text:span text:style-name="T11"> width </text:span><text:span text:style-name="T10">*</text:span><text:span text:style-name="T11"> rectangle</text:span><text:span text:style-name="T10">.</text:span><text:span text:style-name="T11">width;</text:span></text:p>
      <text:p text:style-name="P4">  <text:span text:style-name="T11">tempRect</text:span><text:span text:style-name="T10">.</text:span><text:span text:style-name="T11">height </text:span><text:span text:style-name="T10">=</text:span><text:span text:style-name="T11"> height </text:span><text:span text:style-name="T10">*</text:span><text:span text:style-name="T11"> rectangle</text:span><text:span text:style-name="T10">.</text:span><text:span text:style-name="T11">height;</text:span></text:p>
      <text:p text:style-name="P4">  <text:span text:style-name="T2">return</text:span><text:span text:style-name="T11"> tempRect;</text:span></text:p>
      <text:p text:style-name="P1">}</text:p>
      <text:p text:style-name="P1">boxType boxType<text:span text:style-name="T9">::</text:span><text:span text:style-name="T1">operator</text:span><text:span text:style-name="T9">++</text:span>(){ </text:p>
      <text:p text:style-name="P4">  <text:span text:style-name="T10">++</text:span><text:span text:style-name="T11">length;</text:span><text:span text:style-name="T13">//Pre incrememnt</text:span></text:p>
      <text:p text:style-name="P4">  <text:span text:style-name="T10">++</text:span><text:span text:style-name="T11">width;</text:span></text:p>
      <text:p text:style-name="P4">  <text:span text:style-name="T10">++</text:span><text:span text:style-name="T11">height;</text:span></text:p>
      <text:p text:style-name="P4">  <text:span text:style-name="T2">return</text:span><text:span text:style-name="T11"> </text:span><text:span text:style-name="T10">*</text:span><text:span text:style-name="T2">this</text:span><text:span text:style-name="T11">;</text:span></text:p>
      <text:p text:style-name="P1">}</text:p>
      <text:p text:style-name="P1">boxType boxType<text:span text:style-name="T9">::</text:span><text:span text:style-name="T1">operator</text:span><text:span text:style-name="T9">++</text:span>(<text:span text:style-name="T5">int</text:span> u){</text:p>
      <text:p text:style-name="P4">  <text:span text:style-name="T11">boxType temp </text:span><text:span text:style-name="T10">=</text:span><text:span text:style-name="T11"> </text:span><text:span text:style-name="T10">*</text:span><text:span text:style-name="T2">this</text:span><text:span text:style-name="T11">;</text:span></text:p>
      <text:p text:style-name="P4">  <text:span text:style-name="T11">length</text:span><text:span text:style-name="T10">++</text:span><text:span text:style-name="T11">;</text:span><text:span text:style-name="T13">//Post increment</text:span></text:p>
      <text:p text:style-name="P4">  <text:span text:style-name="T11">width</text:span><text:span text:style-name="T10">++</text:span><text:span text:style-name="T11">;</text:span></text:p>
      <text:p text:style-name="P4">  <text:span text:style-name="T11">height</text:span><text:span text:style-name="T10">++</text:span><text:span text:style-name="T11">;</text:span></text:p>
      <text:p text:style-name="P4">  <text:span text:style-name="T2">return</text:span><text:span text:style-name="T11"> temp;</text:span></text:p>
      <text:p text:style-name="P1"><text:soft-page-break/>}</text:p>
      <text:p text:style-name="P1">boxType boxType<text:span text:style-name="T9">::</text:span><text:span text:style-name="T1">operator</text:span><text:span text:style-name="T9">--</text:span>(){ </text:p>
      <text:p text:style-name="P4">  <text:span text:style-name="T10">--</text:span><text:span text:style-name="T11">length;</text:span><text:span text:style-name="T13">//Pre decrememnt</text:span></text:p>
      <text:p text:style-name="P4">  <text:span text:style-name="T10">--</text:span><text:span text:style-name="T11">width;</text:span></text:p>
      <text:p text:style-name="P4">  <text:span text:style-name="T10">--</text:span><text:span text:style-name="T11">height;</text:span></text:p>
      <text:p text:style-name="P4">  <text:span text:style-name="T2">return</text:span><text:span text:style-name="T11"> </text:span><text:span text:style-name="T10">*</text:span><text:span text:style-name="T2">this</text:span><text:span text:style-name="T11">;</text:span></text:p>
      <text:p text:style-name="P1">}</text:p>
      <text:p text:style-name="P1">boxType boxType<text:span text:style-name="T9">::</text:span><text:span text:style-name="T1">operator</text:span><text:span text:style-name="T9">--</text:span>(<text:span text:style-name="T5">int</text:span> u){</text:p>
      <text:p text:style-name="P4">  <text:span text:style-name="T11">boxType temp </text:span><text:span text:style-name="T10">=</text:span><text:span text:style-name="T11"> </text:span><text:span text:style-name="T10">*</text:span><text:span text:style-name="T2">this</text:span><text:span text:style-name="T11">;</text:span></text:p>
      <text:p text:style-name="P4">  <text:span text:style-name="T11">length</text:span><text:span text:style-name="T10">--</text:span><text:span text:style-name="T11">;</text:span><text:span text:style-name="T13">//Post decrement</text:span></text:p>
      <text:p text:style-name="P4">  <text:span text:style-name="T11">width</text:span><text:span text:style-name="T10">--</text:span><text:span text:style-name="T11">;</text:span></text:p>
      <text:p text:style-name="P4">  <text:span text:style-name="T11">height</text:span><text:span text:style-name="T10">--</text:span><text:span text:style-name="T11">;</text:span></text:p>
      <text:p text:style-name="P4">  <text:span text:style-name="T2">return</text:span><text:span text:style-name="T11"> temp;</text:span></text:p>
      <text:p text:style-name="P1">}</text:p>
      <text:p text:style-name="P1">ostream<text:span text:style-name="T9">&amp;</text:span> <text:span text:style-name="T1">operator</text:span><text:span text:style-name="T9">&lt;&lt;</text:span>(ostream<text:span text:style-name="T9">&amp;</text:span> osObject<text:span text:style-name="T9">,</text:span> <text:span text:style-name="T1">const</text:span> boxType<text:span text:style-name="T9">&amp;</text:span> rectangle){</text:p>
      <text:p text:style-name="P4">  <text:span text:style-name="T11">osObject </text:span><text:span text:style-name="T10">&lt;&lt;</text:span><text:span text:style-name="T11"> </text:span><text:span text:style-name="T4">"Length = "</text:span><text:span text:style-name="T11"> </text:span><text:span text:style-name="T10">&lt;&lt;</text:span><text:span text:style-name="T11"> rectangle</text:span><text:span text:style-name="T10">.</text:span><text:span text:style-name="T11">length;</text:span></text:p>
      <text:p text:style-name="P4">  <text:span text:style-name="T11">osObject </text:span><text:span text:style-name="T10">&lt;&lt;</text:span><text:span text:style-name="T11"> </text:span><text:span text:style-name="T4">"Width = "</text:span><text:span text:style-name="T11"> </text:span><text:span text:style-name="T10">&lt;&lt;</text:span><text:span text:style-name="T11"> rectangle</text:span><text:span text:style-name="T10">.</text:span><text:span text:style-name="T11">width;</text:span></text:p>
      <text:p text:style-name="P4">  <text:span text:style-name="T11">osObject </text:span><text:span text:style-name="T10">&lt;&lt;</text:span><text:span text:style-name="T11"> </text:span><text:span text:style-name="T4">"Height = "</text:span><text:span text:style-name="T11"> </text:span><text:span text:style-name="T10">&lt;&lt;</text:span><text:span text:style-name="T11"> rectangle</text:span><text:span text:style-name="T10">.</text:span><text:span text:style-name="T11">height;</text:span></text:p>
      <text:p text:style-name="P4">  <text:span text:style-name="T2">return</text:span><text:span text:style-name="T11"> osObject;</text:span></text:p>
      <text:p text:style-name="P1">}</text:p>
      <text:p text:style-name="P1">istream<text:span text:style-name="T9">&amp;</text:span> <text:span text:style-name="T1">operator</text:span><text:span text:style-name="T9">&gt;&gt;</text:span>(istream<text:span text:style-name="T9">&amp;</text:span> isObject<text:span text:style-name="T9">,</text:span> boxType<text:span text:style-name="T9">&amp;</text:span> rectangle){</text:p>
      <text:p text:style-name="P4">  <text:span text:style-name="T11">isObject </text:span><text:span text:style-name="T10">&gt;&gt;</text:span><text:span text:style-name="T11"> rectangle</text:span><text:span text:style-name="T10">.</text:span><text:span text:style-name="T11">length </text:span><text:span text:style-name="T10">&gt;&gt;</text:span><text:span text:style-name="T11"> rectangle</text:span><text:span text:style-name="T10">.</text:span><text:span text:style-name="T11">width </text:span><text:span text:style-name="T10">&gt;&gt;</text:span><text:span text:style-name="T11"> rectangle</text:span><text:span text:style-name="T10">.</text:span><text:span text:style-name="T11">height;</text:span></text:p>
      <text:p text:style-name="P4">  <text:span text:style-name="T2">return</text:span><text:span text:style-name="T11"> isObject;</text:span></text:p>
      <text:p text:style-name="P1">}</text:p>
      <text:p text:style-name="P1"><text:span text:style-name="T5">bool</text:span> boxType<text:span text:style-name="T9">::</text:span><text:span text:style-name="T1">operator</text:span><text:span text:style-name="T9">==</text:span>(<text:span text:style-name="T1">const</text:span> boxType<text:span text:style-name="T9">&amp;</text:span> rectangle) <text:span text:style-name="T1">const</text:span>{</text:p>
      <text:p text:style-name="P4">  <text:span text:style-name="T2">return</text:span><text:span text:style-name="T11"> (</text:span><text:span text:style-name="T8">volume</text:span><text:span text:style-name="T11">()</text:span><text:span text:style-name="T10">==</text:span><text:span text:style-name="T11">rectangle</text:span><text:span text:style-name="T10">.</text:span><text:span text:style-name="T8">volume</text:span><text:span text:style-name="T11">());</text:span></text:p>
      <text:p text:style-name="P1">}</text:p>
      <text:p text:style-name="P1"><text:span text:style-name="T5">bool</text:span> boxType<text:span text:style-name="T9">::</text:span><text:span text:style-name="T1">operator</text:span><text:span text:style-name="T9">!=</text:span>(<text:span text:style-name="T1">const</text:span> boxType<text:span text:style-name="T9">&amp;</text:span> rectangle) <text:span text:style-name="T1">const</text:span>{</text:p>
      <text:p text:style-name="P4">  <text:span text:style-name="T2">return</text:span><text:span text:style-name="T11">(</text:span><text:span text:style-name="T8">volume</text:span><text:span text:style-name="T11">()</text:span><text:span text:style-name="T10">!=</text:span><text:span text:style-name="T11">rectangle</text:span><text:span text:style-name="T10">.</text:span><text:span text:style-name="T8">volume</text:span><text:span text:style-name="T11">());</text:span></text:p>
      <text:p text:style-name="P1">}</text:p>
      <text:p text:style-name="P1"><text:span text:style-name="T5">bool</text:span> boxType<text:span text:style-name="T9">::</text:span><text:span text:style-name="T1">operator</text:span><text:span text:style-name="T9">&lt;=</text:span>(<text:span text:style-name="T1">const</text:span> boxType<text:span text:style-name="T9">&amp;</text:span> rectangle) <text:span text:style-name="T1">const</text:span>{</text:p>
      <text:p text:style-name="P4">    <text:span text:style-name="T2">return</text:span><text:span text:style-name="T11"> (</text:span><text:span text:style-name="T8">volume</text:span><text:span text:style-name="T11">() </text:span><text:span text:style-name="T10">&lt;=</text:span><text:span text:style-name="T11"> rectangle</text:span><text:span text:style-name="T10">.</text:span><text:span text:style-name="T8">volume</text:span><text:span text:style-name="T11">());</text:span></text:p>
      <text:p text:style-name="P1">}</text:p>
      <text:p text:style-name="P1"><text:span text:style-name="T5">bool</text:span> boxType<text:span text:style-name="T9">::</text:span><text:span text:style-name="T1">operator</text:span><text:span text:style-name="T9">&lt;</text:span>(<text:span text:style-name="T1">const</text:span> boxType<text:span text:style-name="T9">&amp;</text:span> rectangle) <text:span text:style-name="T1">const</text:span>{</text:p>
      <text:p text:style-name="P4">    <text:span text:style-name="T2">return</text:span><text:span text:style-name="T11"> (</text:span><text:span text:style-name="T8">volume</text:span><text:span text:style-name="T11">() </text:span><text:span text:style-name="T10">&lt;</text:span><text:span text:style-name="T11"> rectangle</text:span><text:span text:style-name="T10">.</text:span><text:span text:style-name="T8">volume</text:span><text:span text:style-name="T11">());</text:span></text:p>
      <text:p text:style-name="P1">}</text:p>
      <text:p text:style-name="P1"><text:span text:style-name="T5">bool</text:span> boxType<text:span text:style-name="T9">::</text:span><text:span text:style-name="T1">operator</text:span><text:span text:style-name="T9">&gt;=</text:span>(<text:span text:style-name="T1">const</text:span> boxType<text:span text:style-name="T9">&amp;</text:span> rectangle) <text:span text:style-name="T1">const</text:span>{</text:p>
      <text:p text:style-name="P4">    <text:span text:style-name="T2">return</text:span><text:span text:style-name="T11"> (</text:span><text:span text:style-name="T8">volume</text:span><text:span text:style-name="T11">() </text:span><text:span text:style-name="T10">&gt;=</text:span><text:span text:style-name="T11"> rectangle</text:span><text:span text:style-name="T10">.</text:span><text:span text:style-name="T8">volume</text:span><text:span text:style-name="T11">());</text:span></text:p>
      <text:p text:style-name="P1">}</text:p>
      <text:p text:style-name="P1"><text:span text:style-name="T5">bool</text:span> boxType<text:span text:style-name="T9">::</text:span><text:span text:style-name="T1">operator</text:span><text:span text:style-name="T9">&gt;</text:span>(<text:span text:style-name="T1">const</text:span> boxType<text:span text:style-name="T9">&amp;</text:span> rectangle) <text:span text:style-name="T1">const</text:span></text:p>
      <text:p text:style-name="P1">{</text:p>
      <text:p text:style-name="P4"><text:soft-page-break/>    <text:span text:style-name="T2">return</text:span><text:span text:style-name="T11"> (</text:span><text:span text:style-name="T8">volume</text:span><text:span text:style-name="T11">() </text:span><text:span text:style-name="T10">&gt;</text:span><text:span text:style-name="T11"> rectangle</text:span><text:span text:style-name="T10">.</text:span><text:span text:style-name="T8">volume</text:span><text:span text:style-name="T11">());</text:span></text:p>
      <text:p text:style-name="P1">}</text:p>
      <text:p text:style-name="P1"/>
      <text:p text:style-name="P6">Child class header file with overridden operators (member functions, not friend):</text:p>
      <text:p text:style-name="P3">#<text:span text:style-name="T1">ifndef</text:span> <text:span text:style-name="T7">H_boxType</text:span></text:p>
      <text:p text:style-name="P1">#<text:span text:style-name="T1">define</text:span> <text:span text:style-name="T7">H_boxType</text:span></text:p>
      <text:p text:style-name="P1">#<text:span text:style-name="T1">include</text:span> <text:span text:style-name="T3">"rectangleType.h"</text:span></text:p>
      <text:p text:style-name="P1">#<text:span text:style-name="T1">include</text:span> <text:span text:style-name="T3">&lt;iostream&gt;</text:span></text:p>
      <text:p text:style-name="P4">  </text:p>
      <text:p text:style-name="P1">using namespace std;</text:p>
      <text:p text:style-name="P4"> </text:p>
      <text:p text:style-name="P1">class boxType: public rectangleType</text:p>
      <text:p text:style-name="P1">{</text:p>
      <text:p text:style-name="P4"> <text:span text:style-name="T11">public:</text:span></text:p>
      <text:p text:style-name="P4">    <text:span text:style-name="T11">friend ostream</text:span><text:span text:style-name="T10">&amp;</text:span><text:span text:style-name="T11"> operator</text:span><text:span text:style-name="T10">&lt;&lt;</text:span><text:span text:style-name="T11">(ostream</text:span><text:span text:style-name="T10">&amp;,</text:span><text:span text:style-name="T11"> </text:span><text:span text:style-name="T2">const</text:span><text:span text:style-name="T11"> boxType</text:span><text:span text:style-name="T10">&amp;</text:span><text:span text:style-name="T11">);</text:span></text:p>
      <text:p text:style-name="P4">    <text:span text:style-name="T11">friend istream</text:span><text:span text:style-name="T10">&amp;</text:span><text:span text:style-name="T11"> operator</text:span><text:span text:style-name="T10">&gt;&gt;</text:span><text:span text:style-name="T11">(istream</text:span><text:span text:style-name="T10">&amp;,</text:span><text:span text:style-name="T11"> boxType</text:span><text:span text:style-name="T10">&amp;</text:span><text:span text:style-name="T11">);</text:span></text:p>
      <text:p text:style-name="P4">    <text:span text:style-name="T11">boxType operator</text:span><text:span text:style-name="T10">+</text:span><text:span text:style-name="T11">(</text:span><text:span text:style-name="T2">const</text:span><text:span text:style-name="T11"> box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11">boxType operator</text:span><text:span text:style-name="T10">-</text:span><text:span text:style-name="T11">(</text:span><text:span text:style-name="T2">const</text:span><text:span text:style-name="T11"> box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11">boxType operator</text:span><text:span text:style-name="T10">*</text:span><text:span text:style-name="T11">(</text:span><text:span text:style-name="T2">const</text:span><text:span text:style-name="T11"> box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11">boxType operator</text:span><text:span text:style-name="T10">++</text:span><text:span text:style-name="T11">();</text:span><text:span text:style-name="T13">//Pre increment</text:span></text:p>
      <text:p text:style-name="P4">    <text:span text:style-name="T11">boxType operator</text:span><text:span text:style-name="T10">++</text:span><text:span text:style-name="T11">(</text:span><text:span text:style-name="T6">int</text:span><text:span text:style-name="T11">);</text:span><text:span text:style-name="T13">//Post increment</text:span></text:p>
      <text:p text:style-name="P4">    <text:span text:style-name="T11">boxType operator</text:span><text:span text:style-name="T10">--</text:span><text:span text:style-name="T11">();</text:span><text:span text:style-name="T13">//Pre decrement</text:span></text:p>
      <text:p text:style-name="P4">    <text:span text:style-name="T11">boxType operator</text:span><text:span text:style-name="T10">--</text:span><text:span text:style-name="T11">(</text:span><text:span text:style-name="T6">int</text:span><text:span text:style-name="T11">);</text:span><text:span text:style-name="T13">//Post decrement</text:span></text:p>
      <text:p text:style-name="P4">    <text:span text:style-name="T6">bool</text:span><text:span text:style-name="T11"> operator</text:span><text:span text:style-name="T10">==</text:span><text:span text:style-name="T11">(</text:span><text:span text:style-name="T2">const</text:span><text:span text:style-name="T11"> box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6">bool</text:span><text:span text:style-name="T11"> operator</text:span><text:span text:style-name="T10">!=</text:span><text:span text:style-name="T11">(</text:span><text:span text:style-name="T2">const</text:span><text:span text:style-name="T11"> box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6">bool</text:span><text:span text:style-name="T11"> operator</text:span><text:span text:style-name="T10">&lt;=</text:span><text:span text:style-name="T11">(</text:span><text:span text:style-name="T2">const</text:span><text:span text:style-name="T11"> box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6">bool</text:span><text:span text:style-name="T11"> operator</text:span><text:span text:style-name="T10">&lt;</text:span><text:span text:style-name="T11">(</text:span><text:span text:style-name="T2">const</text:span><text:span text:style-name="T11"> box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6">bool</text:span><text:span text:style-name="T11"> operator</text:span><text:span text:style-name="T10">&gt;=</text:span><text:span text:style-name="T11">(</text:span><text:span text:style-name="T2">const</text:span><text:span text:style-name="T11"> box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6">bool</text:span><text:span text:style-name="T11"> operator</text:span><text:span text:style-name="T10">&gt;</text:span><text:span text:style-name="T11">(</text:span><text:span text:style-name="T2">const</text:span><text:span text:style-name="T11"> boxType</text:span><text:span text:style-name="T10">&amp;</text:span><text:span text:style-name="T11">) </text:span><text:span text:style-name="T2">const</text:span><text:span text:style-name="T11">;</text:span></text:p>
      <text:p text:style-name="P5"/>
      <text:p text:style-name="P4">    <text:span text:style-name="T6">void</text:span><text:span text:style-name="T11"> setDimension(</text:span><text:span text:style-name="T6">double</text:span><text:span text:style-name="T11"> l</text:span><text:span text:style-name="T10">,</text:span><text:span text:style-name="T11"> </text:span><text:span text:style-name="T6">double</text:span><text:span text:style-name="T11"> w</text:span><text:span text:style-name="T10">,</text:span><text:span text:style-name="T6">double</text:span><text:span text:style-name="T11"> h);</text:span></text:p>
      <text:p text:style-name="P4">    <text:span text:style-name="T6">double</text:span><text:span text:style-name="T11"> getHeight() </text:span><text:span text:style-name="T2">const</text:span><text:span text:style-name="T11">;</text:span></text:p>
      <text:p text:style-name="P4">    <text:span text:style-name="T6">double</text:span><text:span text:style-name="T11"> volume() </text:span><text:span text:style-name="T2">const</text:span><text:span text:style-name="T11">;</text:span></text:p>
      <text:p text:style-name="P4">    <text:span text:style-name="T13">//double perimeter() const;</text:span></text:p>
      <text:p text:style-name="P4"> </text:p>
      <text:p text:style-name="P4">    <text:span text:style-name="T8">boxType</text:span><text:span text:style-name="T11">();</text:span></text:p>
      <text:p text:style-name="P4">    <text:span text:style-name="T8">boxType</text:span><text:span text:style-name="T11">(</text:span><text:span text:style-name="T6">double</text:span><text:span text:style-name="T11"> l</text:span><text:span text:style-name="T10">,</text:span><text:span text:style-name="T11"> </text:span><text:span text:style-name="T6">double</text:span><text:span text:style-name="T11"> w</text:span><text:span text:style-name="T10">,</text:span><text:span text:style-name="T11"> </text:span><text:span text:style-name="T6">double</text:span><text:span text:style-name="T11"> h);</text:span></text:p>
      <text:p text:style-name="P5"/>
      <text:p text:style-name="P1">protected:</text:p>
      <text:p text:style-name="P4">    <text:span text:style-name="T6">double</text:span><text:span text:style-name="T11"> height;</text:span></text:p>
      <text:p text:style-name="P1">};</text:p>
      <text:p text:style-name="P5"><text:soft-page-break/></text:p>
      <text:p text:style-name="P1">#<text:span text:style-name="T1">endif</text:span></text:p>
      <text:p text:style-name="P1"/>
      <text:p text:style-name="P6">Parent class Imp:</text:p>
      <text:p text:style-name="P3">#<text:span text:style-name="T1">include</text:span> <text:span text:style-name="T3">&lt;cassert&gt;</text:span></text:p>
      <text:p text:style-name="P1">#<text:span text:style-name="T1">include</text:span> <text:span text:style-name="T3">"rectangleType.h"</text:span></text:p>
      <text:p text:style-name="P4"> </text:p>
      <text:p text:style-name="P1"><text:span text:style-name="T1">using</text:span> <text:span text:style-name="T5">namespace</text:span> std;  </text:p>
      <text:p text:style-name="P5"/>
      <text:p text:style-name="P1"><text:span text:style-name="T5">void</text:span> <text:span text:style-name="T7">rectangleType::setDimension</text:span>(<text:span text:style-name="T5">double</text:span> l<text:span text:style-name="T9">,</text:span> <text:span text:style-name="T5">double</text:span> w)</text:p>
      <text:p text:style-name="P1">{</text:p>
      <text:p text:style-name="P4">    <text:span text:style-name="T2">if</text:span><text:span text:style-name="T11"> (l </text:span><text:span text:style-name="T10">&gt;=</text:span><text:span text:style-name="T11"> </text:span><text:span text:style-name="T12">0</text:span><text:span text:style-name="T11">)</text:span></text:p>
      <text:p text:style-name="P4">        <text:span text:style-name="T11">length </text:span><text:span text:style-name="T10">=</text:span><text:span text:style-name="T11"> l;</text:span></text:p>
      <text:p text:style-name="P4">    <text:span text:style-name="T2">else</text:span></text:p>
      <text:p text:style-name="P4">        <text:span text:style-name="T11">length </text:span><text:span text:style-name="T10">=</text:span><text:span text:style-name="T11"> </text:span><text:span text:style-name="T12">0</text:span><text:span text:style-name="T11">;</text:span></text:p>
      <text:p text:style-name="P5"/>
      <text:p text:style-name="P4">    <text:span text:style-name="T2">if</text:span><text:span text:style-name="T11"> (w </text:span><text:span text:style-name="T10">&gt;=</text:span><text:span text:style-name="T11"> </text:span><text:span text:style-name="T12">0</text:span><text:span text:style-name="T11">)</text:span></text:p>
      <text:p text:style-name="P4">        <text:span text:style-name="T11">width </text:span><text:span text:style-name="T10">=</text:span><text:span text:style-name="T11"> w;</text:span></text:p>
      <text:p text:style-name="P4">    <text:span text:style-name="T2">else</text:span></text:p>
      <text:p text:style-name="P4">        <text:span text:style-name="T11">width </text:span><text:span text:style-name="T10">=</text:span><text:span text:style-name="T11"> </text:span><text:span text:style-name="T12">0</text:span><text:span text:style-name="T11">;</text:span></text:p>
      <text:p text:style-name="P1">}</text:p>
      <text:p text:style-name="P5"/>
      <text:p text:style-name="P1"><text:span text:style-name="T5">double</text:span> <text:span text:style-name="T7">rectangleType::getLength</text:span>() <text:span text:style-name="T1">const</text:span></text:p>
      <text:p text:style-name="P1">{</text:p>
      <text:p text:style-name="P4">    <text:span text:style-name="T2">return</text:span><text:span text:style-name="T11"> length;</text:span></text:p>
      <text:p text:style-name="P1">}</text:p>
      <text:p text:style-name="P5"/>
      <text:p text:style-name="P1"><text:span text:style-name="T5">double</text:span> <text:span text:style-name="T7">rectangleType::getWidth</text:span>()<text:span text:style-name="T1">const</text:span></text:p>
      <text:p text:style-name="P1">{</text:p>
      <text:p text:style-name="P4">    <text:span text:style-name="T2">return</text:span><text:span text:style-name="T11"> width;</text:span></text:p>
      <text:p text:style-name="P1">}</text:p>
      <text:p text:style-name="P5"/>
      <text:p text:style-name="P1"><text:span text:style-name="T5">double</text:span> <text:span text:style-name="T7">rectangleType::area</text:span>() <text:span text:style-name="T1">const</text:span></text:p>
      <text:p text:style-name="P1">{</text:p>
      <text:p text:style-name="P4">    <text:span text:style-name="T2">return</text:span><text:span text:style-name="T11"> length </text:span><text:span text:style-name="T10">*</text:span><text:span text:style-name="T11"> width;</text:span></text:p>
      <text:p text:style-name="P1">}</text:p>
      <text:p text:style-name="P5"/>
      <text:p text:style-name="P1"><text:span text:style-name="T5">double</text:span> <text:span text:style-name="T7">rectangleType::perimeter</text:span>() <text:span text:style-name="T1">const</text:span></text:p>
      <text:p text:style-name="P1">{</text:p>
      <text:p text:style-name="P4">    <text:span text:style-name="T2">return</text:span><text:span text:style-name="T11"> </text:span><text:span text:style-name="T12">2</text:span><text:span text:style-name="T11"> </text:span><text:span text:style-name="T10">*</text:span><text:span text:style-name="T11"> (length </text:span><text:span text:style-name="T10">+</text:span><text:span text:style-name="T11"> width);</text:span></text:p>
      <text:p text:style-name="P1">}</text:p>
      <text:p text:style-name="P5"><text:soft-page-break/></text:p>
      <text:p text:style-name="P1"><text:span text:style-name="T7">rectangleType::rectangleType</text:span>(<text:span text:style-name="T5">double</text:span> l<text:span text:style-name="T9">,</text:span> <text:span text:style-name="T5">double</text:span> w)</text:p>
      <text:p text:style-name="P1">{</text:p>
      <text:p text:style-name="P4">    <text:span text:style-name="T8">setDimension</text:span><text:span text:style-name="T11">(l</text:span><text:span text:style-name="T10">,</text:span><text:span text:style-name="T11"> w);</text:span></text:p>
      <text:p text:style-name="P1">}</text:p>
      <text:p text:style-name="P5"/>
      <text:p text:style-name="P1"><text:span text:style-name="T7">rectangleType::rectangleType</text:span>()</text:p>
      <text:p text:style-name="P1">{</text:p>
      <text:p text:style-name="P4">    <text:span text:style-name="T11">length </text:span><text:span text:style-name="T10">=</text:span><text:span text:style-name="T11"> </text:span><text:span text:style-name="T12">0</text:span><text:span text:style-name="T11">;</text:span></text:p>
      <text:p text:style-name="P4">    <text:span text:style-name="T11">width </text:span><text:span text:style-name="T10">=</text:span><text:span text:style-name="T11"> </text:span><text:span text:style-name="T12">0</text:span><text:span text:style-name="T11">;</text:span></text:p>
      <text:p text:style-name="P1">}</text:p>
      <text:p text:style-name="P7"/>
      <text:p text:style-name="P1">rectangleType rectangleType<text:span text:style-name="T9">::</text:span><text:span text:style-name="T1">operator</text:span><text:span text:style-name="T9">+</text:span>(<text:span text:style-name="T1">const</text:span> rectangleType<text:span text:style-name="T9">&amp;</text:span> rectangle) <text:span text:style-name="T1">const</text:span>{</text:p>
      <text:p text:style-name="P4">  <text:span text:style-name="T11">rectangleType tempRect;</text:span></text:p>
      <text:p text:style-name="P4">  <text:span text:style-name="T11">tempRect</text:span><text:span text:style-name="T10">.</text:span><text:span text:style-name="T11">length </text:span><text:span text:style-name="T10">=</text:span><text:span text:style-name="T11"> length </text:span><text:span text:style-name="T10">+</text:span><text:span text:style-name="T11"> rectangle</text:span><text:span text:style-name="T10">.</text:span><text:span text:style-name="T11">length;</text:span></text:p>
      <text:p text:style-name="P4">  <text:span text:style-name="T11">tempRect</text:span><text:span text:style-name="T10">.</text:span><text:span text:style-name="T11">width </text:span><text:span text:style-name="T10">=</text:span><text:span text:style-name="T11"> width </text:span><text:span text:style-name="T10">+</text:span><text:span text:style-name="T11"> rectangle</text:span><text:span text:style-name="T10">.</text:span><text:span text:style-name="T11">width;</text:span></text:p>
      <text:p text:style-name="P4">  <text:span text:style-name="T2">return</text:span><text:span text:style-name="T11"> tempRect;</text:span></text:p>
      <text:p text:style-name="P1">}</text:p>
      <text:p text:style-name="P1">rectangleType rectangleType<text:span text:style-name="T9">::</text:span><text:span text:style-name="T1">operator</text:span><text:span text:style-name="T9">-</text:span>(<text:span text:style-name="T1">const</text:span> rectangleType<text:span text:style-name="T9">&amp;</text:span> rectangle) <text:span text:style-name="T1">const</text:span>{</text:p>
      <text:p text:style-name="P4">  <text:span text:style-name="T11">rectangleType tempRect;</text:span></text:p>
      <text:p text:style-name="P4">  <text:span text:style-name="T8">assert</text:span><text:span text:style-name="T11">(length</text:span><text:span text:style-name="T10">&gt;=</text:span><text:span text:style-name="T11"> rectangle</text:span><text:span text:style-name="T10">.</text:span><text:span text:style-name="T11">length </text:span><text:span text:style-name="T10">&amp;&amp;</text:span><text:span text:style-name="T11"> width </text:span><text:span text:style-name="T10">&gt;=</text:span><text:span text:style-name="T11"> rectangle</text:span><text:span text:style-name="T10">.</text:span><text:span text:style-name="T11">width);</text:span></text:p>
      <text:p text:style-name="P4">  <text:span text:style-name="T11">tempRect</text:span><text:span text:style-name="T10">.</text:span><text:span text:style-name="T11">length </text:span><text:span text:style-name="T10">=</text:span><text:span text:style-name="T11"> length </text:span><text:span text:style-name="T10">-</text:span><text:span text:style-name="T11"> rectangle</text:span><text:span text:style-name="T10">.</text:span><text:span text:style-name="T11">length;</text:span></text:p>
      <text:p text:style-name="P4">  <text:span text:style-name="T11">tempRect</text:span><text:span text:style-name="T10">.</text:span><text:span text:style-name="T11">width </text:span><text:span text:style-name="T10">=</text:span><text:span text:style-name="T11"> width </text:span><text:span text:style-name="T10">-</text:span><text:span text:style-name="T11"> rectangle</text:span><text:span text:style-name="T10">.</text:span><text:span text:style-name="T11">width;</text:span></text:p>
      <text:p text:style-name="P4">  <text:span text:style-name="T2">return</text:span><text:span text:style-name="T11"> tempRect;</text:span></text:p>
      <text:p text:style-name="P1">}</text:p>
      <text:p text:style-name="P1">rectangleType rectangleType<text:span text:style-name="T9">::</text:span><text:span text:style-name="T1">operator</text:span><text:span text:style-name="T9">*</text:span>(<text:span text:style-name="T1">const</text:span> rectangleType<text:span text:style-name="T9">&amp;</text:span> rectangle) <text:span text:style-name="T1">const</text:span>{</text:p>
      <text:p text:style-name="P4">  <text:span text:style-name="T11">rectangleType tempRect;</text:span></text:p>
      <text:p text:style-name="P4">  <text:span text:style-name="T11">tempRect</text:span><text:span text:style-name="T10">.</text:span><text:span text:style-name="T11">length </text:span><text:span text:style-name="T10">=</text:span><text:span text:style-name="T11"> length </text:span><text:span text:style-name="T10">*</text:span><text:span text:style-name="T11"> rectangle</text:span><text:span text:style-name="T10">.</text:span><text:span text:style-name="T11">length;</text:span></text:p>
      <text:p text:style-name="P4">  <text:span text:style-name="T11">tempRect</text:span><text:span text:style-name="T10">.</text:span><text:span text:style-name="T11">width </text:span><text:span text:style-name="T10">=</text:span><text:span text:style-name="T11"> width </text:span><text:span text:style-name="T10">*</text:span><text:span text:style-name="T11"> rectangle</text:span><text:span text:style-name="T10">.</text:span><text:span text:style-name="T11">width;</text:span></text:p>
      <text:p text:style-name="P4">  <text:span text:style-name="T2">return</text:span><text:span text:style-name="T11"> tempRect;</text:span></text:p>
      <text:p text:style-name="P1">}</text:p>
      <text:p text:style-name="P1">rectangleType rectangleType<text:span text:style-name="T9">::</text:span><text:span text:style-name="T1">operator</text:span><text:span text:style-name="T9">++</text:span>(){ </text:p>
      <text:p text:style-name="P4">  <text:span text:style-name="T10">++</text:span><text:span text:style-name="T11">length;</text:span><text:span text:style-name="T13">//Pre incrememnt</text:span></text:p>
      <text:p text:style-name="P4">  <text:span text:style-name="T10">++</text:span><text:span text:style-name="T11">width;</text:span></text:p>
      <text:p text:style-name="P4">  <text:span text:style-name="T2">return</text:span><text:span text:style-name="T11"> </text:span><text:span text:style-name="T10">*</text:span><text:span text:style-name="T2">this</text:span><text:span text:style-name="T11">;</text:span></text:p>
      <text:p text:style-name="P1">}</text:p>
      <text:p text:style-name="P1">rectangleType rectangleType<text:span text:style-name="T9">::</text:span><text:span text:style-name="T1">operator</text:span><text:span text:style-name="T9">++</text:span>(<text:span text:style-name="T5">int</text:span> u){</text:p>
      <text:p text:style-name="P4">  <text:span text:style-name="T11">rectangleType temp </text:span><text:span text:style-name="T10">=</text:span><text:span text:style-name="T11"> </text:span><text:span text:style-name="T10">*</text:span><text:span text:style-name="T2">this</text:span><text:span text:style-name="T11">;</text:span></text:p>
      <text:p text:style-name="P4">  <text:span text:style-name="T11">length</text:span><text:span text:style-name="T10">++</text:span><text:span text:style-name="T11">;</text:span><text:span text:style-name="T13">//Post increment</text:span></text:p>
      <text:p text:style-name="P4">  <text:span text:style-name="T11">width</text:span><text:span text:style-name="T10">++</text:span><text:span text:style-name="T11">;</text:span></text:p>
      <text:p text:style-name="P4"><text:soft-page-break/>  <text:span text:style-name="T2">return</text:span><text:span text:style-name="T11"> temp;</text:span></text:p>
      <text:p text:style-name="P1">}</text:p>
      <text:p text:style-name="P1">rectangleType rectangleType<text:span text:style-name="T9">::</text:span><text:span text:style-name="T1">operator</text:span><text:span text:style-name="T9">--</text:span>(){ </text:p>
      <text:p text:style-name="P4">  <text:span text:style-name="T10">--</text:span><text:span text:style-name="T11">length;</text:span><text:span text:style-name="T13">//Pre decrememnt</text:span></text:p>
      <text:p text:style-name="P4">  <text:span text:style-name="T10">--</text:span><text:span text:style-name="T11">width;</text:span></text:p>
      <text:p text:style-name="P4">  <text:span text:style-name="T2">return</text:span><text:span text:style-name="T11"> </text:span><text:span text:style-name="T10">*</text:span><text:span text:style-name="T2">this</text:span><text:span text:style-name="T11">;</text:span></text:p>
      <text:p text:style-name="P1">}</text:p>
      <text:p text:style-name="P1">rectangleType rectangleType<text:span text:style-name="T9">::</text:span><text:span text:style-name="T1">operator</text:span><text:span text:style-name="T9">--</text:span>(<text:span text:style-name="T5">int</text:span> u){</text:p>
      <text:p text:style-name="P4">  <text:span text:style-name="T11">rectangleType temp </text:span><text:span text:style-name="T10">=</text:span><text:span text:style-name="T11"> </text:span><text:span text:style-name="T10">*</text:span><text:span text:style-name="T2">this</text:span><text:span text:style-name="T11">;</text:span></text:p>
      <text:p text:style-name="P4">  <text:span text:style-name="T11">length</text:span><text:span text:style-name="T10">--</text:span><text:span text:style-name="T11">;</text:span><text:span text:style-name="T13">//Post decrement</text:span></text:p>
      <text:p text:style-name="P4">  <text:span text:style-name="T11">width</text:span><text:span text:style-name="T10">--</text:span><text:span text:style-name="T11">;</text:span></text:p>
      <text:p text:style-name="P4">  <text:span text:style-name="T2">return</text:span><text:span text:style-name="T11"> temp;</text:span></text:p>
      <text:p text:style-name="P1">}</text:p>
      <text:p text:style-name="P1">ostream<text:span text:style-name="T9">&amp;</text:span> <text:span text:style-name="T1">operator</text:span><text:span text:style-name="T9">&lt;&lt;</text:span>(ostream<text:span text:style-name="T9">&amp;</text:span> osObject<text:span text:style-name="T9">,</text:span> <text:span text:style-name="T1">const</text:span> rectangleType<text:span text:style-name="T9">&amp;</text:span> rectangle){</text:p>
      <text:p text:style-name="P4">  <text:span text:style-name="T11">osObject </text:span><text:span text:style-name="T10">&lt;&lt;</text:span><text:span text:style-name="T11"> </text:span><text:span text:style-name="T4">"Length = "</text:span><text:span text:style-name="T11"> </text:span><text:span text:style-name="T10">&lt;&lt;</text:span><text:span text:style-name="T11"> rectangle</text:span><text:span text:style-name="T10">.</text:span><text:span text:style-name="T11">length;</text:span></text:p>
      <text:p text:style-name="P4">  <text:span text:style-name="T11">osObject </text:span><text:span text:style-name="T10">&lt;&lt;</text:span><text:span text:style-name="T11"> </text:span><text:span text:style-name="T4">"Width = "</text:span><text:span text:style-name="T11"> </text:span><text:span text:style-name="T10">&lt;&lt;</text:span><text:span text:style-name="T11"> rectangle</text:span><text:span text:style-name="T10">.</text:span><text:span text:style-name="T11">width;</text:span></text:p>
      <text:p text:style-name="P4">  <text:span text:style-name="T2">return</text:span><text:span text:style-name="T11"> osObject;</text:span></text:p>
      <text:p text:style-name="P1">}</text:p>
      <text:p text:style-name="P1">istream<text:span text:style-name="T9">&amp;</text:span> <text:span text:style-name="T1">operator</text:span><text:span text:style-name="T9">&gt;&gt;</text:span>(istream<text:span text:style-name="T9">&amp;</text:span> isObject<text:span text:style-name="T9">,</text:span> rectangleType<text:span text:style-name="T9">&amp;</text:span> rectangle){</text:p>
      <text:p text:style-name="P4">  <text:span text:style-name="T11">isObject </text:span><text:span text:style-name="T10">&gt;&gt;</text:span><text:span text:style-name="T11"> rectangle</text:span><text:span text:style-name="T10">.</text:span><text:span text:style-name="T11">length </text:span><text:span text:style-name="T10">&gt;&gt;</text:span><text:span text:style-name="T11"> rectangle</text:span><text:span text:style-name="T10">.</text:span><text:span text:style-name="T11">width;</text:span></text:p>
      <text:p text:style-name="P4">  <text:span text:style-name="T2">return</text:span><text:span text:style-name="T11"> isObject;</text:span></text:p>
      <text:p text:style-name="P1">}</text:p>
      <text:p text:style-name="P1"><text:span text:style-name="T5">bool</text:span> rectangleType<text:span text:style-name="T9">::</text:span><text:span text:style-name="T1">operator</text:span><text:span text:style-name="T9">==</text:span>(<text:span text:style-name="T1">const</text:span> rectangleType<text:span text:style-name="T9">&amp;</text:span> rectangle) <text:span text:style-name="T1">const</text:span>{</text:p>
      <text:p text:style-name="P4">  <text:span text:style-name="T2">return</text:span><text:span text:style-name="T11"> (</text:span><text:span text:style-name="T8">area</text:span><text:span text:style-name="T11">()</text:span><text:span text:style-name="T10">==</text:span><text:span text:style-name="T11">rectangle</text:span><text:span text:style-name="T10">.</text:span><text:span text:style-name="T8">area</text:span><text:span text:style-name="T11">());</text:span></text:p>
      <text:p text:style-name="P1">}</text:p>
      <text:p text:style-name="P1"><text:span text:style-name="T5">bool</text:span> rectangleType<text:span text:style-name="T9">::</text:span><text:span text:style-name="T1">operator</text:span><text:span text:style-name="T9">!=</text:span>(<text:span text:style-name="T1">const</text:span> rectangleType<text:span text:style-name="T9">&amp;</text:span> rectangle) <text:span text:style-name="T1">const</text:span>{</text:p>
      <text:p text:style-name="P4">  <text:span text:style-name="T2">return</text:span><text:span text:style-name="T11">(</text:span><text:span text:style-name="T8">area</text:span><text:span text:style-name="T11">()</text:span><text:span text:style-name="T10">!=</text:span><text:span text:style-name="T11">rectangle</text:span><text:span text:style-name="T10">.</text:span><text:span text:style-name="T8">area</text:span><text:span text:style-name="T11">());</text:span></text:p>
      <text:p text:style-name="P1">}</text:p>
      <text:p text:style-name="P1"><text:span text:style-name="T5">bool</text:span> rectangleType<text:span text:style-name="T9">::</text:span><text:span text:style-name="T1">operator</text:span><text:span text:style-name="T9">&lt;=</text:span>(<text:span text:style-name="T1">const</text:span> rectangleType<text:span text:style-name="T9">&amp;</text:span> rectangle) <text:span text:style-name="T1">const</text:span>{</text:p>
      <text:p text:style-name="P4">    <text:span text:style-name="T2">return</text:span><text:span text:style-name="T11"> (</text:span><text:span text:style-name="T8">area</text:span><text:span text:style-name="T11">() </text:span><text:span text:style-name="T10">&lt;=</text:span><text:span text:style-name="T11"> rectangle</text:span><text:span text:style-name="T10">.</text:span><text:span text:style-name="T8">area</text:span><text:span text:style-name="T11">());</text:span></text:p>
      <text:p text:style-name="P1">}</text:p>
      <text:p text:style-name="P1"><text:span text:style-name="T5">bool</text:span> rectangleType<text:span text:style-name="T9">::</text:span><text:span text:style-name="T1">operator</text:span><text:span text:style-name="T9">&lt;</text:span>(<text:span text:style-name="T1">const</text:span> rectangleType<text:span text:style-name="T9">&amp;</text:span> rectangle) <text:span text:style-name="T1">const</text:span>{</text:p>
      <text:p text:style-name="P4">    <text:span text:style-name="T2">return</text:span><text:span text:style-name="T11"> (</text:span><text:span text:style-name="T8">area</text:span><text:span text:style-name="T11">() </text:span><text:span text:style-name="T10">&lt;</text:span><text:span text:style-name="T11"> rectangle</text:span><text:span text:style-name="T10">.</text:span><text:span text:style-name="T8">area</text:span><text:span text:style-name="T11">());</text:span></text:p>
      <text:p text:style-name="P1">}</text:p>
      <text:p text:style-name="P1"><text:span text:style-name="T5">bool</text:span> rectangleType<text:span text:style-name="T9">::</text:span><text:span text:style-name="T1">operator</text:span><text:span text:style-name="T9">&gt;=</text:span>(<text:span text:style-name="T1">const</text:span> rectangleType<text:span text:style-name="T9">&amp;</text:span> rectangle) <text:span text:style-name="T1">const</text:span>{</text:p>
      <text:p text:style-name="P4">    <text:span text:style-name="T2">return</text:span><text:span text:style-name="T11"> (</text:span><text:span text:style-name="T8">area</text:span><text:span text:style-name="T11">() </text:span><text:span text:style-name="T10">&gt;=</text:span><text:span text:style-name="T11"> rectangle</text:span><text:span text:style-name="T10">.</text:span><text:span text:style-name="T8">area</text:span><text:span text:style-name="T11">());</text:span></text:p>
      <text:p text:style-name="P1">}</text:p>
      <text:p text:style-name="P1"><text:span text:style-name="T5">bool</text:span> rectangleType<text:span text:style-name="T9">::</text:span><text:span text:style-name="T1">operator</text:span><text:span text:style-name="T9">&gt;</text:span>(<text:span text:style-name="T1">const</text:span> rectangleType<text:span text:style-name="T9">&amp;</text:span> rectangle) <text:span text:style-name="T1">const</text:span></text:p>
      <text:p text:style-name="P1">{</text:p>
      <text:p text:style-name="P4">    <text:span text:style-name="T2">return</text:span><text:span text:style-name="T11"> (</text:span><text:span text:style-name="T8">area</text:span><text:span text:style-name="T11">() </text:span><text:span text:style-name="T10">&gt;</text:span><text:span text:style-name="T11"> rectangle</text:span><text:span text:style-name="T10">.</text:span><text:span text:style-name="T8">area</text:span><text:span text:style-name="T11">());</text:span></text:p>
      <text:p text:style-name="P1">}</text:p>
      <text:p text:style-name="P1"><text:soft-page-break/></text:p>
      <text:p text:style-name="P6">Parent Class header file:</text:p>
      <text:p text:style-name="P6"/>
      <text:p text:style-name="P3">#<text:span text:style-name="T1">ifndef</text:span> <text:span text:style-name="T7">H_rectangleType</text:span></text:p>
      <text:p text:style-name="P1">#<text:span text:style-name="T1">define</text:span> <text:span text:style-name="T7">H_rectangleType</text:span></text:p>
      <text:p text:style-name="P5"/>
      <text:p text:style-name="P1">#<text:span text:style-name="T1">include</text:span> <text:span text:style-name="T3">&lt;iostream&gt;</text:span></text:p>
      <text:p text:style-name="P4">  </text:p>
      <text:p text:style-name="P1">using namespace std;</text:p>
      <text:p text:style-name="P4"> </text:p>
      <text:p text:style-name="P1">class rectangleType</text:p>
      <text:p text:style-name="P1">{</text:p>
      <text:p text:style-name="P4"> <text:span text:style-name="T11">public:</text:span></text:p>
      <text:p text:style-name="P4">    <text:span text:style-name="T11">friend ostream</text:span><text:span text:style-name="T10">&amp;</text:span><text:span text:style-name="T11"> operator</text:span><text:span text:style-name="T10">&lt;&lt;</text:span><text:span text:style-name="T11">(ostream</text:span><text:span text:style-name="T10">&amp;,</text:span><text:span text:style-name="T11"> </text:span><text:span text:style-name="T2">const</text:span><text:span text:style-name="T11"> rectangleType</text:span><text:span text:style-name="T10">&amp;</text:span><text:span text:style-name="T11">);</text:span></text:p>
      <text:p text:style-name="P4">    <text:span text:style-name="T11">friend istream</text:span><text:span text:style-name="T10">&amp;</text:span><text:span text:style-name="T11"> operator</text:span><text:span text:style-name="T10">&gt;&gt;</text:span><text:span text:style-name="T11">(istream</text:span><text:span text:style-name="T10">&amp;,</text:span><text:span text:style-name="T11"> rectangleType</text:span><text:span text:style-name="T10">&amp;</text:span><text:span text:style-name="T11">);</text:span></text:p>
      <text:p text:style-name="P4">    <text:span text:style-name="T11">rectangleType operator</text:span><text:span text:style-name="T10">+</text:span><text:span text:style-name="T11">(</text:span><text:span text:style-name="T2">const</text:span><text:span text:style-name="T11"> rectangle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11">rectangleType operator</text:span><text:span text:style-name="T10">-</text:span><text:span text:style-name="T11">(</text:span><text:span text:style-name="T2">const</text:span><text:span text:style-name="T11"> rectangle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11">rectangleType operator</text:span><text:span text:style-name="T10">*</text:span><text:span text:style-name="T11">(</text:span><text:span text:style-name="T2">const</text:span><text:span text:style-name="T11"> rectangle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11">rectangleType operator</text:span><text:span text:style-name="T10">++</text:span><text:span text:style-name="T11">();</text:span><text:span text:style-name="T13">//Pre increment</text:span></text:p>
      <text:p text:style-name="P4">    <text:span text:style-name="T11">rectangleType operator</text:span><text:span text:style-name="T10">++</text:span><text:span text:style-name="T11">(</text:span><text:span text:style-name="T6">int</text:span><text:span text:style-name="T11">);</text:span><text:span text:style-name="T13">//Post increment</text:span></text:p>
      <text:p text:style-name="P4">    <text:span text:style-name="T11">rectangleType operator</text:span><text:span text:style-name="T10">--</text:span><text:span text:style-name="T11">();</text:span><text:span text:style-name="T13">//Pre decrement</text:span></text:p>
      <text:p text:style-name="P4">    <text:span text:style-name="T11">rectangleType operator</text:span><text:span text:style-name="T10">--</text:span><text:span text:style-name="T11">(</text:span><text:span text:style-name="T6">int</text:span><text:span text:style-name="T11">);</text:span><text:span text:style-name="T13">//Post decrement</text:span></text:p>
      <text:p text:style-name="P4">    <text:span text:style-name="T6">bool</text:span><text:span text:style-name="T11"> operator</text:span><text:span text:style-name="T10">==</text:span><text:span text:style-name="T11">(</text:span><text:span text:style-name="T2">const</text:span><text:span text:style-name="T11"> rectangle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6">bool</text:span><text:span text:style-name="T11"> operator</text:span><text:span text:style-name="T10">!=</text:span><text:span text:style-name="T11">(</text:span><text:span text:style-name="T2">const</text:span><text:span text:style-name="T11"> rectangle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6">bool</text:span><text:span text:style-name="T11"> operator</text:span><text:span text:style-name="T10">&lt;=</text:span><text:span text:style-name="T11">(</text:span><text:span text:style-name="T2">const</text:span><text:span text:style-name="T11"> rectangle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6">bool</text:span><text:span text:style-name="T11"> operator</text:span><text:span text:style-name="T10">&lt;</text:span><text:span text:style-name="T11">(</text:span><text:span text:style-name="T2">const</text:span><text:span text:style-name="T11"> rectangle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6">bool</text:span><text:span text:style-name="T11"> operator</text:span><text:span text:style-name="T10">&gt;=</text:span><text:span text:style-name="T11">(</text:span><text:span text:style-name="T2">const</text:span><text:span text:style-name="T11"> rectangleType</text:span><text:span text:style-name="T10">&amp;</text:span><text:span text:style-name="T11">) </text:span><text:span text:style-name="T2">const</text:span><text:span text:style-name="T11">;</text:span></text:p>
      <text:p text:style-name="P4">    <text:span text:style-name="T6">bool</text:span><text:span text:style-name="T11"> operator</text:span><text:span text:style-name="T10">&gt;</text:span><text:span text:style-name="T11">(</text:span><text:span text:style-name="T2">const</text:span><text:span text:style-name="T11"> rectangleType</text:span><text:span text:style-name="T10">&amp;</text:span><text:span text:style-name="T11">) </text:span><text:span text:style-name="T2">const</text:span><text:span text:style-name="T11">;</text:span></text:p>
      <text:p text:style-name="P5"/>
      <text:p text:style-name="P4">    <text:span text:style-name="T6">void</text:span><text:span text:style-name="T11"> setDimension(</text:span><text:span text:style-name="T6">double</text:span><text:span text:style-name="T11"> l</text:span><text:span text:style-name="T10">,</text:span><text:span text:style-name="T11"> </text:span><text:span text:style-name="T6">double</text:span><text:span text:style-name="T11"> w);</text:span></text:p>
      <text:p text:style-name="P4">    <text:span text:style-name="T6">double</text:span><text:span text:style-name="T11"> getLength() </text:span><text:span text:style-name="T2">const</text:span><text:span text:style-name="T11">;</text:span></text:p>
      <text:p text:style-name="P4">    <text:span text:style-name="T6">double</text:span><text:span text:style-name="T11"> getWidth() </text:span><text:span text:style-name="T2">const</text:span><text:span text:style-name="T11">;</text:span></text:p>
      <text:p text:style-name="P4">    <text:span text:style-name="T6">double</text:span><text:span text:style-name="T11"> area() </text:span><text:span text:style-name="T2">const</text:span><text:span text:style-name="T11">;</text:span></text:p>
      <text:p text:style-name="P4">    <text:span text:style-name="T6">double</text:span><text:span text:style-name="T11"> perimeter() </text:span><text:span text:style-name="T2">const</text:span><text:span text:style-name="T11">;</text:span></text:p>
      <text:p text:style-name="P4"> </text:p>
      <text:p text:style-name="P4">    <text:span text:style-name="T8">rectangleType</text:span><text:span text:style-name="T11">();</text:span></text:p>
      <text:p text:style-name="P4">    <text:span text:style-name="T8">rectangleType</text:span><text:span text:style-name="T11">(</text:span><text:span text:style-name="T6">double</text:span><text:span text:style-name="T11"> l</text:span><text:span text:style-name="T10">,</text:span><text:span text:style-name="T11"> </text:span><text:span text:style-name="T6">double</text:span><text:span text:style-name="T11"> w);</text:span></text:p>
      <text:p text:style-name="P5"/>
      <text:p text:style-name="P1">protected:</text:p>
      <text:p text:style-name="P4">    <text:span text:style-name="T6">double</text:span><text:span text:style-name="T11"> length;</text:span></text:p>
      <text:p text:style-name="P4">    <text:span text:style-name="T6">double</text:span><text:span text:style-name="T11"> width;</text:span></text:p>
      <text:p text:style-name="P1"><text:soft-page-break/>};</text:p>
      <text:p text:style-name="P5"/>
      <text:p text:style-name="P1">#<text:span text:style-name="T1">endif</text:span>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8:43:44.864000000</meta:creation-date>
    <dc:date>2020-05-10T18:48:09.753000000</dc:date>
    <meta:editing-duration>PT4M25S</meta:editing-duration>
    <meta:editing-cycles>1</meta:editing-cycles>
    <meta:document-statistic meta:table-count="0" meta:image-count="0" meta:object-count="0" meta:page-count="9" meta:paragraph-count="302" meta:word-count="860" meta:character-count="7902" meta:non-whitespace-character-count="6798"/>
    <meta:generator>LibreOffice/6.1.4.2$Windows_X86_64 LibreOffice_project/9d0f32d1f0b509096fd65e0d4bec26ddd1938fd3</meta:generator>
  </office:meta>
</office:document-meta>
</file>